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unito" svg:font-family="Nunito, sans-serif"/>
    <style:font-face style:name="Noto Mono" svg:font-family="'Noto Mono'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5.212cm" table:align="left" style:writing-mode="lr-tb"/>
    </style:style>
    <style:style style:name="Tabla1.A" style:family="table-column">
      <style:table-column-properties style:column-width="5.212cm"/>
    </style:style>
    <style:style style:name="Tabla2" style:family="table">
      <style:table-properties style:width="5.292cm" table:align="left"/>
    </style:style>
    <style:style style:name="Tabla2.A" style:family="table-column">
      <style:table-column-properties style:column-width="5.292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Garuda" fo:font-size="14pt" officeooo:rsid="001dd4c6" officeooo:paragraph-rsid="00157eef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Garuda" fo:font-size="14pt" officeooo:rsid="00157eef" officeooo:paragraph-rsid="00157eef" style:font-size-asian="14pt" style:font-size-complex="14pt"/>
    </style:style>
    <style:style style:name="P3" style:family="paragraph" style:parent-style-name="Standard">
      <style:text-properties style:font-name="Garuda" fo:font-size="14pt" officeooo:rsid="00135c8e" officeooo:paragraph-rsid="00135c8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Garuda" fo:font-size="16pt" officeooo:rsid="00157eef" officeooo:paragraph-rsid="00157eef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Garuda" fo:font-size="16pt" officeooo:rsid="00157eef" officeooo:paragraph-rsid="00157eef" style:font-size-asian="16pt" style:font-size-complex="16pt"/>
    </style:style>
    <style:style style:name="P6" style:family="paragraph" style:parent-style-name="Standard">
      <style:text-properties style:font-name="Garuda" fo:font-size="16pt" officeooo:rsid="001351a5" officeooo:paragraph-rsid="001351a5" style:font-size-asian="16pt" style:font-size-complex="16pt"/>
    </style:style>
    <style:style style:name="P7" style:family="paragraph" style:parent-style-name="Standard">
      <style:text-properties style:font-name="Garuda" fo:font-size="16pt" officeooo:rsid="00135c8e" officeooo:paragraph-rsid="00135c8e" style:font-size-asian="16pt" style:font-size-complex="16pt"/>
    </style:style>
    <style:style style:name="P8" style:family="paragraph" style:parent-style-name="Standard">
      <style:text-properties style:font-name="Garuda" fo:font-size="16pt" style:text-underline-style="solid" style:text-underline-width="auto" style:text-underline-color="font-color" officeooo:rsid="001351a5" officeooo:paragraph-rsid="001351a5" style:font-size-asian="16pt" style:font-size-complex="16pt"/>
    </style:style>
    <style:style style:name="P9" style:family="paragraph" style:parent-style-name="Standard">
      <style:text-properties style:font-name="Garuda" officeooo:rsid="00135c8e" officeooo:paragraph-rsid="00135c8e"/>
    </style:style>
    <style:style style:name="P10" style:family="paragraph" style:parent-style-name="Table_20_Contents">
      <style:text-properties style:font-name="Garuda" fo:font-size="14pt" officeooo:rsid="001e77f8" officeooo:paragraph-rsid="00157eef" style:font-size-asian="14pt" style:font-size-complex="14pt"/>
    </style:style>
    <style:style style:name="P1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Garuda" fo:font-size="16pt" fo:font-style="normal" style:text-underline-style="solid" style:text-underline-width="auto" style:text-underline-color="font-color" fo:font-weight="normal" officeooo:paragraph-rsid="00157eef" style:text-blinking="false" fo:background-color="transparent" style:font-size-asian="16pt" style:font-size-complex="16pt"/>
    </style:style>
    <style:style style:name="P1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Garuda" fo:font-size="14pt" fo:font-style="normal" style:text-underline-style="none" fo:font-weight="normal" officeooo:paragraph-rsid="00157eef" style:text-blinking="false" fo:background-color="transparent" style:font-size-asian="14pt" style:font-size-complex="14pt"/>
    </style:style>
    <style:style style:name="P1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Garuda" fo:font-size="14pt" fo:font-style="normal" style:text-underline-style="none" fo:font-weight="normal" officeooo:rsid="001dd4c6" officeooo:paragraph-rsid="00157eef" style:text-blinking="false" fo:background-color="transparent" style:font-size-asian="14pt" style:font-size-complex="14pt"/>
    </style:style>
    <style:style style:name="P1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Garuda" fo:font-size="14pt" fo:font-style="normal" style:text-underline-style="none" fo:font-weight="normal" officeooo:rsid="001dd4c6" officeooo:paragraph-rsid="00157eef" style:text-blinking="false" fo:background-color="transparen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Niveles y tipos de permisos para archivos.</text:p>
      <text:p text:style-name="P12"/>
      <text:p text:style-name="P14">Chmod permisos archivo</text:p>
      <text:p text:style-name="P13">Permite cambiar los permisos de un archivo/directorio (en permisos deben ir 3 para los 3 niveles)</text:p>
      <text:p text:style-name="P13"><text:s text:c="2"/></text:p>
      <table:table table:name="Tabla1" table:style-name="Tabla1">
        <table:table-column table:style-name="Tabla1.A"/>
        <table:table-row>
          <table:table-cell office:value-type="string">
            <text:p text:style-name="P13">NIVELES <text:s text:c="43"/></text:p>
          </table:table-cell>
        </table:table-row>
        <table:table-row>
          <table:table-cell office:value-type="string">
            <text:p text:style-name="P13">Owner (propietario)</text:p>
          </table:table-cell>
        </table:table-row>
        <table:table-row>
          <table:table-cell office:value-type="string">
            <text:p text:style-name="P13">Group (grupo)</text:p>
          </table:table-cell>
        </table:table-row>
        <table:table-row>
          <table:table-cell office:value-type="string">
            <text:p text:style-name="P13">Other (otros)</text:p>
          </table:table-cell>
        </table:table-row>
      </table:table>
      <text:p text:style-name="P1"><text:s text:c="2"/></text:p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10">PERMISOS</text:p>
          </table:table-cell>
        </table:table-row>
        <table:table-row>
          <table:table-cell table:style-name="Tabla2.A2" office:value-type="string">
            <text:p text:style-name="P10">Lectura <text:s text:c="8"/>4</text:p>
          </table:table-cell>
        </table:table-row>
        <table:table-row>
          <table:table-cell table:style-name="Tabla2.A2" office:value-type="string">
            <text:p text:style-name="P10">Escritura <text:s text:c="6"/>2</text:p>
          </table:table-cell>
        </table:table-row>
        <table:table-row>
          <table:table-cell table:style-name="Tabla2.A2" office:value-type="string">
            <text:p text:style-name="P10">Ejecucion <text:s text:c="5"/>1</text:p>
          </table:table-cell>
        </table:table-row>
      </table:table>
      <text:p text:style-name="P1"/>
      <text:p text:style-name="P4"/>
      <text:p text:style-name="P4"/>
      <text:p text:style-name="P4"/>
      <text:p text:style-name="P4"/>
      <text:p text:style-name="P4"><text:soft-page-break/>NIVELES</text:p>
      <text:p text:style-name="P5">Propietario</text:p>
      <text:p text:style-name="P5"><text:s text:c="2"/>Aquel que genera/crea un archivo/carpeta sobre el que tenga derechos</text:p>
      <text:p text:style-name="P5">Grupo</text:p>
      <text:p text:style-name="P5"><text:s text:c="2"/>Aquel formado por varios usuarios</text:p>
      <text:p text:style-name="P5">Otros</text:p>
      <text:p text:style-name="P5"><text:s text:c="2"/>Aquel que no es propietario y no pertenece a un grupo</text:p>
      <text:p text:style-name="P5"/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Explicación de permisos para carpetas.</text:p>
      <text:p text:style-name="P6"/>
      <text:p text:style-name="P3">PERMISOS PARA DIRECTORIOS</text:p>
      <text:p text:style-name="P9"/>
      <text:p text:style-name="P7">Lectura </text:p>
      <text:p text:style-name="P7"><text:s text:c="2"/>Permite visualizar el contenido</text:p>
      <text:p text:style-name="P7">Escritura</text:p>
      <text:p text:style-name="P7"><text:s text:c="2"/>Permite crear/eliminar archivos y directorios dentro de este escritorio </text:p>
      <text:p text:style-name="P7">Ejecución</text:p>
      <text:p text:style-name="P7"><text:s text:c="3"/>Permite entrar al directorio</text:p>
      <text:p text:style-name="P7"/>
      <text:p text:style-name="P7">PERMISOS PARA ARCHIVOS </text:p>
      <text:p text:style-name="P7"/>
      <text:p text:style-name="P7">Lectura</text:p>
      <text:p text:style-name="P7"><text:s text:c="2"/>Permite visualizar el contenido</text:p>
      <text:p text:style-name="P7">Escritura</text:p>
      <text:p text:style-name="P7"><text:s text:c="2"/>Permite crear/eliminar el contenido, también se pueden modificar los permisos del archivos</text:p>
      <text:p text:style-name="P7">Ejecución</text:p>
      <text:p text:style-name="P7"><text:s text:c="2"/>Permite ejecutar el contenido del archiv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unito" svg:font-family="Nunito, sans-serif"/>
    <style:font-face style:name="Noto Mono" svg:font-family="'Noto Mono'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14:59:34.108401554</meta:creation-date>
    <dc:date>2021-04-10T15:48:06.404978422</dc:date>
    <meta:editing-duration>PT6M46S</meta:editing-duration>
    <meta:editing-cycles>2</meta:editing-cycles>
    <meta:generator>LibreOffice/6.4.6.2$Linux_X86_64 LibreOffice_project/40$Build-2</meta:generator>
    <meta:document-statistic meta:table-count="2" meta:image-count="0" meta:object-count="0" meta:page-count="3" meta:paragraph-count="35" meta:word-count="126" meta:character-count="950" meta:non-whitespace-character-count="768"/>
  </office:meta>
</office:document-meta>
</file>